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/ Blanco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Negro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/ <text:s/>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/ Gris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2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13:59:42.4468270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8-10T14:05:31.839259199</dc:date>
    <meta:editing-duration>P1DT22H25M42S</meta:editing-duration>
    <meta:editing-cycles>403</meta:editing-cycles>
    <meta:generator>LibreOffice/6.4.7.2$Linux_X86_64 LibreOffice_project/40$Build-2</meta:generator>
    <meta:document-statistic meta:table-count="1" meta:cell-count="1722" meta:object-count="0"/>
  </office:meta>
</office:document-meta>
</file>